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93.05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sumbangan_anggota] <text:s/>[detail.periode2]</text:p>
          </table:table-cell>
          <table:covered-table-cell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_anggota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subjek]</text:p>
          </table:table-cell>
          <table:table-cell table:style-name="ce9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5:42:45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5:44:28.891000000</dc:date>
    <meta:editing-duration>PT2H31M23S</meta:editing-duration>
    <meta:editing-cycles>27</meta:editing-cycles>
    <meta:document-statistic meta:table-count="1" meta:cell-count="13" meta:object-count="0"/>
  </office:meta>
</office:document-meta>
</file>